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5bd22"/>
    </style:style>
    <style:style style:name="P2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.2083in" fo:margin-bottom="0.1043in" style:contextual-spacing="false" style:line-height-at-least="0.2709in" fo:orphans="2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7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0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11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12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13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14" style:family="paragraph" style:parent-style-name="Standard">
      <style:text-properties officeooo:rsid="0015bd22" officeooo:paragraph-rsid="0015bd22"/>
    </style:style>
    <style:style style:name="T1" style:family="text"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T2" style:family="text">
      <style:text-properties fo:font-variant="normal" fo:text-transform="none" fo:color="#001d35" loext:opacity="100%" style:font-name="Google Sans" fo:font-size="12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001d35" loext:opacity="100%" style:font-name="Google Sans" fo:font-size="12pt" fo:letter-spacing="normal" fo:font-style="normal" style:text-underline-style="solid" style:text-underline-width="auto" style:text-underline-color="font-color" fo:font-weight="bold" loext:padding="0in" loext:border="none"/>
    </style:style>
    <style:style style:name="T4" style:family="text"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T5" style:family="text">
      <style:text-properties fo:font-variant="normal" fo:text-transform="none" fo:color="#545d7e" loext:opacity="100%" style:font-name="Google Sans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6" style:family="text">
      <style:text-properties fo:font-variant="normal" fo:text-transform="none" fo:color="#001d35" loext:opacity="100%" style:font-name="Google Sans" fo:font-size="13.5pt" fo:letter-spacing="normal" fo:font-style="normal" fo:font-weight="bold" officeooo:rsid="0015bd22"/>
    </style:style>
    <style:style style:name="T7" style:family="text">
      <style:text-properties officeooo:rsid="0015bd22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pan text:style-name="Strong_20_Emphasis">Data Warehousing &amp; ETL Pipelines</text:span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1">1. Foundational Knowledge:</text:span></text:span></text:p>
      <text:list text:style-name="L1">
        <text:list-item>
          <text:p text:style-name="P2"><text:span text:style-name="Strong_20_Emphasis"><text:span text:style-name="T2">Data Warehousing:</text:span></text:span></text:p>
          <text:p text:style-name="P3">Begin by understanding the core principles of data warehousing, such as dimensional modeling, star schema, and snowflake schema. </text:p>
        </text:list-item>
        <text:list-item>
          <text:p text:style-name="P2"><text:span text:style-name="Strong_20_Emphasis"><text:span text:style-name="T2">ETL:</text:span></text:span></text:p>
          <text:p text:style-name="P3">Grasp the fundamental concepts of ETL (Extract, Transform, Load), including how data is extracted from various sources, transformed into a usable format, and loaded into a data warehouse. </text:p>
        </text:list-item>
        <text:list-item>
          <text:p text:style-name="P4"><text:a xlink:type="simple" xlink:href="https://www.google.com/search?rlz=1C1GCEA_enIN1105IN1105&amp;cs=0&amp;sca_esv=2c8daee0e1b58519&amp;q=Data+Modeling&amp;sa=X&amp;ved=2ahUKEwjCoO7Vz4CPAxVo3TgGHRbNNAUQxccNegQIFR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Data Modeling</text:span></text:span></text:a><text:span text:style-name="Strong_20_Emphasis"><text:span text:style-name="T2">:</text:span></text:span></text:p>
          <text:p text:style-name="P5">Learn about different data modeling techniques used in data warehousing, such as star schema and snowflake schema, and their impact on query performance and data management. </text:p>
        </text:list-item>
      </text:list>
      <text:p text:style-name="P6">2. Practical Application:</text:p>
      <text:list text:style-name="L2">
        <text:list-item>
          <text:p text:style-name="P7"><text:a xlink:type="simple" xlink:href="https://www.google.com/search?rlz=1C1GCEA_enIN1105IN1105&amp;cs=0&amp;sca_esv=2c8daee0e1b58519&amp;q=ETL+Tools&amp;sa=X&amp;ved=2ahUKEwjCoO7Vz4CPAxVo3TgGHRbNNAUQxccNegQIOh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ETL Tools</text:span></text:span></text:a><text:span text:style-name="Strong_20_Emphasis"><text:span text:style-name="T2">:</text:span></text:span></text:p>
          <text:p text:style-name="P7"><text:span text:style-name="T4">Explore various ETL tools like </text:span><text:a xlink:type="simple" xlink:href="https://www.google.com/search?rlz=1C1GCEA_enIN1105IN1105&amp;cs=0&amp;sca_esv=2c8daee0e1b58519&amp;q=Apache+NiFi&amp;sa=X&amp;ved=2ahUKEwjCoO7Vz4CPAxVo3TgGHRbNNAUQxccNegQIRB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Apache NiFi</text:span></text:a><text:span text:style-name="T4">, </text:span><text:a xlink:type="simple" xlink:href="https://www.google.com/search?rlz=1C1GCEA_enIN1105IN1105&amp;cs=0&amp;sca_esv=2c8daee0e1b58519&amp;q=Talend&amp;sa=X&amp;ved=2ahUKEwjCoO7Vz4CPAxVo3TgGHRbNNAUQxccNegQIRBAC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Talend</text:span></text:a><text:span text:style-name="T4">, </text:span><text:a xlink:type="simple" xlink:href="https://www.google.com/search?rlz=1C1GCEA_enIN1105IN1105&amp;cs=0&amp;sca_esv=2c8daee0e1b58519&amp;q=AWS+Glue&amp;sa=X&amp;ved=2ahUKEwjCoO7Vz4CPAxVo3TgGHRbNNAUQxccNegQIRBAD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AWS Glue</text:span></text:a><text:span text:style-name="T4">, </text:span><text:a xlink:type="simple" xlink:href="https://www.google.com/search?rlz=1C1GCEA_enIN1105IN1105&amp;cs=0&amp;sca_esv=2c8daee0e1b58519&amp;q=Informatica+PowerCenter&amp;sa=X&amp;ved=2ahUKEwjCoO7Vz4CPAxVo3TgGHRbNNAUQxccNegQIRBAE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Informatica PowerCenter</text:span></text:a><text:span text:style-name="T4">, or even </text:span><text:a xlink:type="simple" xlink:href="https://www.google.com/search?rlz=1C1GCEA_enIN1105IN1105&amp;cs=0&amp;sca_esv=2c8daee0e1b58519&amp;q=open-source+alternatives&amp;sa=X&amp;ved=2ahUKEwjCoO7Vz4CPAxVo3TgGHRbNNAUQxccNegQIRBAF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open-source alternatives</text:span></text:a><text:span text:style-name="T4">. </text:span></text:p>
        </text:list-item>
        <text:list-item>
          <text:p text:style-name="P7"><text:a xlink:type="simple" xlink:href="https://www.google.com/search?rlz=1C1GCEA_enIN1105IN1105&amp;cs=0&amp;sca_esv=2c8daee0e1b58519&amp;q=Data+Sources&amp;sa=X&amp;ved=2ahUKEwjCoO7Vz4CPAxVo3TgGHRbNNAUQxccNegQIPR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Data Sources</text:span></text:span></text:a><text:span text:style-name="Strong_20_Emphasis"><text:span text:style-name="T2">:</text:span></text:span></text:p>
          <text:p text:style-name="P8">Practice extracting data from different sources like databases, flat files, and APIs using these tools. </text:p>
        </text:list-item>
        <text:list-item>
          <text:p text:style-name="P7"><text:a xlink:type="simple" xlink:href="https://www.google.com/search?rlz=1C1GCEA_enIN1105IN1105&amp;cs=0&amp;sca_esv=2c8daee0e1b58519&amp;q=Data+Transformation&amp;sa=X&amp;ved=2ahUKEwjCoO7Vz4CPAxVo3TgGHRbNNAUQxccNegQIOx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Data Transformation</text:span></text:span></text:a><text:span text:style-name="Strong_20_Emphasis"><text:span text:style-name="T2">:</text:span></text:span></text:p>
          <text:p text:style-name="P8">Experiment with data transformation techniques using SQL, Python, or specialized ETL tools to cleanse, aggregate, and reshape data. </text:p>
        </text:list-item>
        <text:list-item>
          <text:p text:style-name="P9"><text:a xlink:type="simple" xlink:href="https://www.google.com/search?rlz=1C1GCEA_enIN1105IN1105&amp;cs=0&amp;sca_esv=2c8daee0e1b58519&amp;q=Real-world+Projects&amp;sa=X&amp;ved=2ahUKEwjCoO7Vz4CPAxVo3TgGHRbNNAUQxccNegQIPB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Strong_20_Emphasis"><text:span text:style-name="T3">Real-world Projects</text:span></text:span></text:a><text:span text:style-name="Strong_20_Emphasis"><text:span text:style-name="T2">:</text:span></text:span></text:p>
          <text:p text:style-name="P9"><text:span text:style-name="T4">Engage in projects that involve building data warehouses and ETL pipelines. This could involve working with publicly available datasets (e.g., </text:span><text:a xlink:type="simple" xlink:href="https://www.google.com/search?rlz=1C1GCEA_enIN1105IN1105&amp;cs=0&amp;sca_esv=2c8daee0e1b58519&amp;q=Kaggle&amp;sa=X&amp;ved=2ahUKEwjCoO7Vz4CPAxVo3TgGHRbNNAUQxccNegQITBAB&amp;mstk=AUtExfDTcd9o_LshMJ38f14BxUTXmyu00Xh4q7av9LCkNmzrIVvE9Y_ijVc4PH24-fydfX1w8_fYUyUZlz2U_VDim8EQ7yyc1SDudD8_yjY_OXKB-lvaCCytEV8sjnHwEgrtjtM&amp;csui=3" office:target-frame-name="_blank" xlink:show="new" text:style-name="Internet_20_link" text:visited-style-name="Visited_20_Internet_20_Link"><text:span text:style-name="T5">Kaggle</text:span></text:a><text:span text:style-name="T4">) or contributing to open-source projects. </text:span></text:p>
        </text:list-item>
      </text:list>
      <text:p text:style-name="P1"><text:span text:style-name="Strong_20_Emphasis"/></text:p>
      <text:p text:style-name="P1"><text:span text:style-name="Strong_20_Emphasis"><text:span text:style-name="T6">3</text:span></text:span><text:span text:style-name="Strong_20_Emphasis"><text:span text:style-name="T1">. Best Practices:</text:span></text:span></text:p>
      <text:list text:style-name="L3">
        <text:list-item>
          <text:p text:style-name="P10"><text:span text:style-name="Strong_20_Emphasis"><text:span text:style-name="T2">Define Clear Requirements:</text:span></text:span></text:p>
          <text:p text:style-name="P11">Before building an ETL pipeline, clearly define your data requirements, including the data sources, transformations needed, and the desired output format.</text:p>
        </text:list-item>
        <text:list-item>
          <text:p text:style-name="P10"><text:span text:style-name="Strong_20_Emphasis"><text:span text:style-name="T2">Ensure Data Quality:</text:span></text:span></text:p>
          <text:p text:style-name="P11"><text:soft-page-break/>Implement data validation, cleansing, and standardization techniques during the transformation stage to ensure the accuracy and consistency of the data loaded into the data warehouse.</text:p>
        </text:list-item>
        <text:list-item>
          <text:p text:style-name="P12"><text:span text:style-name="Strong_20_Emphasis"><text:span text:style-name="T2">Optimize Performance:</text:span></text:span></text:p>
          <text:p text:style-name="P13">Optimize ETL processes for large datasets by implementing techniques like parallel processing, incremental loading, and data partitioning. </text:p>
        </text:list-item>
      </text:list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><text:span text:style-name="T7">Resources:</text:span></text:span></text:p>
      <text:p text:style-name="P1"><text:span text:style-name="Strong_20_Emphasis"/></text:p>
      <text:p text:style-name="P1"><text:a xlink:type="simple" xlink:href="https://www.linkedin.com/advice/0/what-best-ways-learn-apply-data-warehousing" text:style-name="Internet_20_link" text:visited-style-name="Visited_20_Internet_20_Link">https://www.linkedin.com/advice/0/what-best-ways-learn-apply-data-warehousing</text:a></text:p>
      <text:p text:style-name="P1"/>
      <text:p text:style-name="P1"><text:a xlink:type="simple" xlink:href="https://www.projectpro.io/article/how-to-learn-etl/913" text:style-name="Internet_20_link" text:visited-style-name="Visited_20_Internet_20_Link">https://www.projectpro.io/article/how-to-learn-etl/913</text:a></text:p>
      <text:p text:style-name="P1"/>
      <text:p text:style-name="P1"><text:a xlink:type="simple" xlink:href="https://peliqan.io/blog/data-warehouse-etl/" text:style-name="Internet_20_link" text:visited-style-name="Visited_20_Internet_20_Link">https://peliqan.io/blog/data-warehouse-etl/</text:a></text:p>
      <text:p text:style-name="P1"/>
      <text:p text:style-name="P1"><text:a xlink:type="simple" xlink:href="https://www.youtube.com/watch?v=pGjQJmX_IfM&amp;t=267s" text:style-name="Internet_20_link" text:visited-style-name="Visited_20_Internet_20_Link">https://www.youtube.com/watch?v=pGjQJmX_IfM&amp;t=267s</text:a></text:p>
      <text:p text:style-name="P1"/>
      <text:p text:style-name="P1">https://www.youtube.com/watch?v=HKcEyHF1U00&amp;t=1517s</text:p>
      <text:p text:style-name="P14"/>
      <text:p text:style-name="P14"/>
      <text:p text:style-name="P14"/>
      <text:p text:style-name="P14">Project :</text:p>
      <text:p text:style-name="P14"/>
      <text:p text:style-name="P1"><text:a xlink:type="simple" xlink:href="https://www.youtube.com/watch?v=9GVqKuTVANE&amp;t=630s" text:style-name="Internet_20_link" text:visited-style-name="Visited_20_Internet_20_Link">https://www.youtube.com/watch?v=9GVqKuTVANE&amp;t=630s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21:38:29.508618700</meta:creation-date>
    <dc:date>2025-08-10T21:51:02.392436900</dc:date>
    <meta:editing-duration>PT1M57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2" meta:word-count="274" meta:character-count="2151" meta:non-whitespace-character-count="1916"/>
  </office:meta>
</office:document-meta>
</file>